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xygen" svg:font-family="Oxygen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color="#000000"/>
    </style:style>
    <style:style style:name="T1" style:family="text">
      <style:text-properties fo:font-variant="normal" fo:text-transform="none" style:font-name="Oxygen" fo:font-size="12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&lt;p&gt;Pszczoły to dla nas przede wszystkim wielka pasja, która pozwala oderwać się od codziennych trosk i daje możliwość bliższego poznania życia tych fascynujących i pożytecznych owadów.&lt;/p&gt;</text:span></text:p>
      <text:p text:style-name="P1"><text:span text:style-name="T1">&lt;p&gt;Nasza pasieka liczy obecnie 18 rodzin pszczelich, którymi zajmuje się Michał przy dzielnym wsparciu narzeczonej - Magdy. Jednak nie byłoby możliwe utrzymanie takiej liczby rodzin, zwłaszcza, że oboje pracujemy, gdyby nie ogromne wsparcie rodziny – począwszy od Taty, który zajmuje się wszelkimi pracami okołopszczelarskimi jak zbijanie ramek, czy wtapianie węzy, na Mamie i Babci kończąc, które wspomagają nas podczas miodobrania, ale także dbają o inne aspekty związane z prawidłowym funkcjonowaniem pasieki, jak choćby estetykę otoczenia czy sprzedaż miodu.&lt;/p&gt;</text:span></text:p>
      <text:p text:style-name="P1"><text:span text:style-name="T1"/></text:p>
      <text:p text:style-name="P1"><text:span text:style-name="T1"/></text:p>
      <text:p text:style-name="P1"><text:span text:style-name="T1">&lt;p&gt;Pszczoły w naszej rodzinie pojawiły się pod koniec lat 50-tych. W roku 1957 Stanisław Bąk (dziadek Michała), za namową swojego ojca Bolesława, rozpoczął hodowlę pszczół w podwójnych ulach leżakach, w których przez wiele lat gospodarował. &lt;/p&gt;</text:span></text:p>
      <text:p text:style-name="P1"><text:span text:style-name="T1"/></text:p>
      <text:p text:style-name="P1"><text:span text:style-name="T1">Zdjęcie ula</text:span></text:p>
      <text:p text:style-name="P1"><text:span text:style-name="T1"/></text:p>
      <text:p text:style-name="P1"><text:span text:style-name="T1">&lt;p&gt;Pod koniec lat 80-tych w Polsce szalała epidemia warrozy – pasożyta przywleczonego z Dalekiego Wschodu, z którym rodzime pszczoły nie potrafiły sobie samodzielnie poradzić. Brak leków i nieznajomość walki z nowym wrogiem spowodowały upadki wielu pasiek, w tym i naszej. Jednak po rocznej ciszy, w roku 1990 pasieka została odbudowana i po dzień dzisiejszy wiosną i latem słychać brzęczenie naszych małych podopiecznych.&lt;/p&gt;</text:span></text:p>
      <text:p text:style-name="P1"><text:span text:style-name="T1"/></text:p>
      <text:p text:style-name="P1"><text:span text:style-name="T1">&lt;p&gt;Pasieka w dalszym ciągu jest na etapie rozwoju - w 2015 roku wyremontowana została pracownia pasieczna, celem dostosowania do wymogów weterynaryjnych, również zakupiono nową miodarkę i inny potrzebny sprzęt. W obecny sezonie zamierzamy spróbować gospodarki wędrownej w celu pozyskania miodów odmianowych.&lt;/p&gt;</text:span></text:p>
      <text:p text:style-name="P1"><text:span text:style-name="T1"/></text:p>
      <text:p text:style-name="P1"><text:span text:style-name="T1">&lt;p&gt;Poza pszczołami, naszą wielką pasją są góry – zdjęcia z naszych wędrówek można zobaczyć w galerii.&lt;/p&gt;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xygen" svg:font-family="Oxygen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 </meta:initial-creator>
    <meta:creation-date>2018-04-22T20:28:06.32</meta:creation-date>
    <dc:date>2018-04-23T18:01:09.89</dc:date>
    <dc:creator>M </dc:creator>
    <meta:editing-duration>PT20M36S</meta:editing-duration>
    <meta:editing-cycles>3</meta:editing-cycles>
    <meta:generator>OpenOffice/4.1.2$Win32 OpenOffice.org_project/412m3$Build-9782</meta:generator>
    <meta:document-statistic meta:table-count="0" meta:image-count="0" meta:object-count="0" meta:page-count="1" meta:paragraph-count="7" meta:word-count="261" meta:character-count="1852"/>
  </office:meta>
</office:document-meta>
</file>